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r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d-0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1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d-0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4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1:30:21.09824577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1:31:39.907767477</dc:date>
    <dc:creator>Lluís </dc:creator>
    <meta:editing-duration>PT1H30M54S</meta:editing-duration>
    <meta:editing-cycles>23</meta:editing-cycles>
    <meta:generator>LibreOffice/4.2.3.3$Linux_x86 LibreOffice_project/420m0$Build-3</meta:generator>
    <meta:document-statistic meta:table-count="1" meta:cell-count="78" meta:object-count="0"/>
  </office:meta>
</office:document-meta>
</file>